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2.843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8.1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 style:font-weight-asian="normal" style:font-weight-complex="normal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 fo:hyphenate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ebList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row table:style-name="ro1">
          <table:table-cell table:style-name="ce7" table:formula="of:=+['file:///home/woooky/krypto/g2-archiary/html/setting/Ar-setting2.ods'#$records.A1]" office:value-type="string" office:string-value="Picture" calcext:value-type="string">
            <text:p>Picture</text:p>
          </table:table-cell>
          <table:table-cell table:style-name="ce7" table:formula="of:=+['file:///home/woooky/krypto/g2-archiary/html/setting/Ar-setting2.ods'#$records.B1]" office:value-type="string" office:string-value="Name" calcext:value-type="string">
            <text:p>Name</text:p>
          </table:table-cell>
          <table:table-cell table:style-name="ce7" table:formula="of:=+['file:///home/woooky/krypto/g2-archiary/html/setting/Ar-setting2.ods'#$records.C1]" office:value-type="string" office:string-value="Record" calcext:value-type="string">
            <text:p>Record</text:p>
          </table:table-cell>
          <table:table-cell table:style-name="ce5" table:formula="of:=+['file:///home/woooky/krypto/g2-archiary/html/setting/Ar-setting2.ods'#$records.D1]" office:value-type="string" office:string-value="Prefix" calcext:value-type="string">
            <text:p>Prefix</text:p>
          </table:table-cell>
        </table:table-row>
        <table:table-row table:style-name="ro2">
          <table:table-cell table:style-name="ce9" table:formula="of:=+['file:///home/woooky/krypto/g2-archiary/setting/Ar-setting2.ods'#$records.A2]" office:value-type="string" office:string-value="play1.png" calcext:value-type="string">
            <text:p>play1.png</text:p>
          </table:table-cell>
          <table:table-cell table:style-name="ce9" table:formula="of:=+['file:///home/woooky/krypto/g2-archiary/setting/Ar-setting2.ods'#$records.B2]" office:value-type="string" office:string-value="KlimánekLukáš Kryptoměny – pohled 16letého kluka na kryptoměny formou prezentace pro své spolužáky #mp4 #cz #personal" calcext:value-type="string">
            <text:p>KlimánekLukáš Kryptoměny – pohled 16letého kluka na kryptoměny formou prezentace pro své spolužáky #mp4 #cz #personal</text:p>
          </table:table-cell>
          <table:table-cell table:style-name="ce9" table:formula="of:=+['file:///home/woooky/krypto/g2-archiary/setting/Ar-setting2.ods'#$records.C2]" office:value-type="float" office:value="0" calcext:value-type="float">
            <text:p>0</text:p>
          </table:table-cell>
          <table:table-cell table:style-name="ce5" table:formula="of:=+['file:///home/woooky/krypto/g2-archiary/setting/Ar-setting2.ods'#$records.D2]" office:value-type="string" office:string-value="https://mega.nz/file/6SRBgBRT#ZB0iawGPfOv_" calcext:value-type="string">
            <text:p>https://mega.nz/file/6SRBgBRT#ZB0iawGPfOv_</text:p>
          </table:table-cell>
        </table:table-row>
        <table:table-row table:style-name="ro2">
          <table:table-cell table:style-name="ce9" table:formula="of:=+['file:///home/woooky/krypto/g2-archiary/setting/Ar-setting2.ods'#$records.A3]" office:value-type="string" office:string-value="pdf1.png" calcext:value-type="string">
            <text:p>pdf1.png</text:p>
          </table:table-cell>
          <table:table-cell table:style-name="ce9" table:formula="of:=+['file:///home/woooky/krypto/g2-archiary/setting/Ar-setting2.ods'#$records.B3]" office:value-type="string" office:string-value="$5264, duration in 12 days, TD-trade202507-LEAug2025, bad output.pdf" calcext:value-type="string">
            <text:p>$5264, duration in 12 days, TD-trade202507-LEAug2025, bad output.pdf</text:p>
          </table:table-cell>
          <table:table-cell table:style-name="ce9" table:formula="of:=+['file:///home/woooky/krypto/g2-archiary/setting/Ar-setting2.ods'#$records.C3]" office:value-type="float" office:value="1" calcext:value-type="float">
            <text:p>1</text:p>
          </table:table-cell>
          <table:table-cell table:style-name="ce5" table:formula="of:=+['file:///home/woooky/krypto/g2-archiary/setting/Ar-setting2.ods'#$records.D3]" office:value-type="string" office:string-value="https://mega.nz/file/SOQiGYDJ#ChN5OIGyVcWJ" calcext:value-type="string">
            <text:p>https://mega.nz/file/SOQiGYDJ#ChN5OIGyVcWJ</text:p>
          </table:table-cell>
        </table:table-row>
        <table:table-row table:style-name="ro2">
          <table:table-cell table:style-name="ce9" table:formula="of:=+['file:///home/woooky/krypto/g2-archiary/setting/Ar-setting2.ods'#$records.A4]" office:value-type="string" office:string-value="pdf2.png" calcext:value-type="string">
            <text:p>pdf2.png</text:p>
          </table:table-cell>
          <table:table-cell table:style-name="ce9" table:formula="of:=+['file:///home/woooky/krypto/g2-archiary/setting/Ar-setting2.ods'#$records.B4]" office:value-type="string" office:string-value="$5566, duration in 4 days, TD trade202507 NQSep2025, good output.pdf" calcext:value-type="string">
            <text:p>$5566, duration in 4 days, TD trade202507 NQSep2025, good output.pdf</text:p>
          </table:table-cell>
          <table:table-cell table:style-name="ce9" table:formula="of:=+['file:///home/woooky/krypto/g2-archiary/setting/Ar-setting2.ods'#$records.C4]" office:value-type="float" office:value="2" calcext:value-type="float">
            <text:p>2</text:p>
          </table:table-cell>
          <table:table-cell table:style-name="ce5" table:formula="of:=+['file:///home/woooky/krypto/g2-archiary/setting/Ar-setting2.ods'#$records.D4]" office:value-type="string" office:string-value="https://mega.nz/file/ybhgjQBI#GZlRD_9q9b-E" calcext:value-type="string">
            <text:p>https://mega.nz/file/ybhgjQBI#GZlRD_9q9b-E</text:p>
          </table:table-cell>
        </table:table-row>
        <table:table-row table:style-name="ro2">
          <table:table-cell table:style-name="ce9" table:formula="of:=+['file:///home/woooky/krypto/g2-archiary/setting/Ar-setting2.ods'#$records.A5]" office:value-type="string" office:string-value="books1.png" calcext:value-type="string">
            <text:p>books1.png</text:p>
          </table:table-cell>
          <table:table-cell table:style-name="ce9" table:formula="of:=+['file:///home/woooky/krypto/g2-archiary/setting/Ar-setting2.ods'#$records.B5]" office:value-type="string" office:string-value="$open, duration in 19 years, TD STOCK CEZ Prague situation 202507, analysis, reflection, future" calcext:value-type="string">
            <text:p>$open, duration in 19 years, TD STOCK CEZ Prague situation 202507, analysis, reflection, future</text:p>
          </table:table-cell>
          <table:table-cell table:style-name="ce9" table:formula="of:=+['file:///home/woooky/krypto/g2-archiary/setting/Ar-setting2.ods'#$records.C5]" office:value-type="float" office:value="3" calcext:value-type="float">
            <text:p>3</text:p>
          </table:table-cell>
          <table:table-cell table:style-name="ce5" table:formula="of:=+['file:///home/woooky/krypto/g2-archiary/setting/Ar-setting2.ods'#$records.D5]" office:value-type="string" office:string-value="https://mega.nz/file/fbIVgBwT#LkVPks3a01hK" calcext:value-type="string">
            <text:p>https://mega.nz/file/fbIVgBwT#LkVPks3a01hK</text:p>
          </table:table-cell>
        </table:table-row>
        <table:table-row table:style-name="ro2" table:number-rows-repeated="7">
          <table:table-cell table:style-name="ce9" table:number-columns-repeated="3"/>
          <table:table-cell table:style-name="ce5"/>
        </table:table-row>
        <table:table-row table:style-name="ro1" table:number-rows-repeated="2754">
          <table:table-cell table:style-name="ce9" table:number-columns-repeated="3"/>
          <table:table-cell table:style-name="ce5"/>
        </table:table-row>
        <table:table-row table:style-name="ro1" table:number-rows-repeated="104580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'file:///home/woooky/krypto/g2-archiary/html/setting/Ar-setting2.ods'#records" table:print="false" table:style-name="ta_extref">
        <table:table-source xlink:type="simple" xlink:href="../../../setting/Ar-setting2.ods" table:table-name="records" table:filter-name="calc8" table:mode="copy-results-only"/>
        <table:table-column table:number-columns-repeated="4"/>
        <table:table-row>
          <table:table-cell table:style-name="ce1" office:value-type="string">
            <text:p>//INFO: Calc neumí pracovat s čísly větším,  než o patnácti číslicích, libovolno kde je desetinna carka</text:p>
          </table:table-cell>
        </table:table-row>
        <table:table-row>
          <table:table-cell table:style-name="ce1" office:value-type="string">
            <text:p>//INFO: proto volím max a min čísla, jako rozsah, jinak s tím musím pracovat mnohem složitěji jako se stringy</text:p>
          </table:table-cell>
        </table:table-row>
        <table:table-row>
          <table:table-cell table:style-name="ce1" office:value-type="string">
            <text:p>Minimální</text:p>
          </table:table-cell>
          <table:table-cell/>
          <table:table-cell table:style-name="ce1" office:value-type="float" office:value="1E-012">
            <text:p>1E-012</text:p>
          </table:table-cell>
        </table:table-row>
        <table:table-row>
          <table:table-cell table:style-name="ce1" office:value-type="string">
            <text:p>Maximální</text:p>
          </table:table-cell>
          <table:table-cell/>
          <table:table-cell table:style-name="ce1" office:value-type="float" office:value="999.999999999999">
            <text:p>999.999999999999</text:p>
          </table:table-cell>
        </table:table-row>
        <table:table-row>
          <table:table-cell table:style-name="ce1" office:value-type="string">
            <text:p>Rozsah zmeny od</text:p>
          </table:table-cell>
          <table:table-cell table:number-columns-repeated="2"/>
          <table:table-cell table:style-name="ce1" office:value-type="float" office:value="-100">
            <text:p>-100</text:p>
          </table:table-cell>
        </table:table-row>
        <table:table-row>
          <table:table-cell table:style-name="ce1" office:value-type="string">
            <text:p>Rozsah zmeny do</text:p>
          </table:table-cell>
          <table:table-cell table:number-columns-repeated="2"/>
          <table:table-cell table:style-name="ce1" office:value-type="float" office:value="1500">
            <text:p>1500</text:p>
          </table:table-cell>
        </table:table-row>
        <table:table-row>
          <table:table-cell table:style-name="ce1" office:value-type="string">
            <text:p>Rozsah zmeny v řádu</text:p>
          </table:table-cell>
          <table:table-cell table:number-columns-repeated="2"/>
          <table:table-cell table:style-name="ce1" office:value-type="float" office:value="1000000000000">
            <text:p>1000000000000</text:p>
          </table:table-cell>
        </table:table-row>
        <table:table-row>
          <table:table-cell table:style-name="ce1" office:value-type="string">
            <text:p>Minimální velikost vkladu:</text:p>
          </table:table-cell>
          <table:table-cell/>
          <table:table-cell table:style-name="ce1" office:value-type="float" office:value="100000000000000">
            <text:p>100000000000000</text:p>
          </table:table-cell>
        </table:table-row>
        <table:table-row>
          <table:table-cell table:style-name="ce1" office:value-type="string">
            <text:p>Minimální velikost kontraktu pro výhru:</text:p>
          </table:table-cell>
          <table:table-cell/>
          <table:table-cell table:style-name="ce1" office:value-type="float" office:value="1E+017">
            <text:p>1E+017</text:p>
          </table:table-cell>
        </table:table-row>
        <table:table-row>
          <table:table-cell table:style-name="ce1" office:value-type="string">
            <text:p>Řešení:</text:p>
          </table:table-cell>
          <table:table-cell/>
          <table:table-cell table:style-name="ce1" office:value-type="float" office:value="12300000000000000">
            <text:p>12300000000000000</text:p>
          </table:table-cell>
        </table:table-row>
        <table:table-row>
          <table:table-cell table:style-name="ce1" office:value-type="string">
            <text:p>Násobič/dělči</text:p>
          </table:table-cell>
        </table:table-row>
        <table:table-row>
          <table:table-cell table:style-name="ce1" office:value-type="string">
            <text:p>Vzor čísla</text:p>
          </table:table-cell>
          <table:table-cell/>
          <table:table-cell table:style-name="ce1" office:value-type="float" office:value="1.20202E+019">
            <text:p>1.20202E+019</text:p>
          </table:table-cell>
        </table:table-row>
        <table:table-row>
          <table:table-cell table:style-name="ce1" office:value-type="string">
            <text:p>Vzor ř5</text:p>
          </table:table-cell>
          <table:table-cell/>
          <table:table-cell table:style-name="ce1" office:value-type="float" office:value="9.10921555E+019">
            <text:p>9.10921555E+019</text:p>
          </table:table-cell>
          <table:table-cell table:style-name="ce1" office:value-type="float" office:value="931000000000000">
            <text:p>931000000000000</text:p>
          </table:table-cell>
        </table:table-row>
        <table:table-row>
          <table:table-cell table:style-name="ce1" office:value-type="string">
            <text:p>Vzor ř6</text:p>
          </table:table-cell>
          <table:table-cell/>
          <table:table-cell table:style-name="ce1" office:value-type="float" office:value="1.23456E+017">
            <text:p>1.23456E+017</text:p>
          </table:table-cell>
          <table:table-cell table:style-name="ce1" office:value-type="float" office:value="1187000000000000">
            <text:p>1187000000000000</text:p>
          </table:table-cell>
        </table:table-row>
        <table:table-row>
          <table:table-cell table:number-columns-repeated="2"/>
          <table:table-cell table:style-name="ce1" office:value-type="float" office:value="9.87654321E+017">
            <text:p>9.87654321E+017</text:p>
          </table:table-cell>
        </table:table-row>
        <table:table-row>
          <table:table-cell table:style-name="ce1" office:value-type="string">
            <text:p>human</text:p>
          </table:table-cell>
          <table:table-cell table:style-name="ce1" office:value-type="string">
            <text:p>poradi</text:p>
          </table:table-cell>
          <table:table-cell table:style-name="ce1" office:value-type="string">
            <text:p>celé</text:p>
          </table:table-cell>
          <table:table-cell table:style-name="ce1" office:value-type="string">
            <text:p>náhoda</text:p>
          </table:table-cell>
        </table:table-row>
        <table:table-row>
          <table:table-cell table:number-columns-repeated="2"/>
          <table:table-cell table:style-name="ce1" office:value-type="float" office:value="100000000000000">
            <text:p>100000000000000</text:p>
          </table:table-cell>
        </table:table-row>
        <table:table-row>
          <table:table-cell table:style-name="ce1" office:value-type="float" office:value="0.000225">
            <text:p>0.0002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5000000000000">
            <text:p>225000000000000</text:p>
          </table:table-cell>
          <table:table-cell table:style-name="ce1" office:value-type="float" office:value="125000000000000">
            <text:p>125000000000000</text:p>
          </table:table-cell>
        </table:table-row>
        <table:table-row>
          <table:table-cell table:style-name="ce1" office:value-type="float" office:value="0.001341">
            <text:p>0.00134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41000000000000">
            <text:p>1341000000000000</text:p>
          </table:table-cell>
          <table:table-cell table:style-name="ce1" office:value-type="float" office:value="1116000000000000">
            <text:p>1116000000000000</text:p>
          </table:table-cell>
        </table:table-row>
        <table:table-row>
          <table:table-cell table:style-name="ce1" office:value-type="float" office:value="0.001356">
            <text:p>0.0013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56000000000000">
            <text:p>1356000000000000</text:p>
          </table:table-cell>
          <table:table-cell table:style-name="ce1" office:value-type="float" office:value="15000000000000">
            <text:p>15000000000000</text:p>
          </table:table-cell>
        </table:table-row>
        <table:table-row>
          <table:table-cell table:style-name="ce1" office:value-type="float" office:value="0.001815">
            <text:p>0.00181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15000000000000">
            <text:p>1815000000000000</text:p>
          </table:table-cell>
          <table:table-cell table:style-name="ce1" office:value-type="float" office:value="459000000000000">
            <text:p>459000000000000</text:p>
          </table:table-cell>
        </table:table-row>
        <table:table-row>
          <table:table-cell table:style-name="ce1" office:value-type="float" office:value="0.003011">
            <text:p>0.0030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11000000000000">
            <text:p>3011000000000000</text:p>
          </table:table-cell>
          <table:table-cell table:style-name="ce1" office:value-type="float" office:value="1196000000000000">
            <text:p>1196000000000000</text:p>
          </table:table-cell>
        </table:table-row>
        <table:table-row>
          <table:table-cell table:style-name="ce1" office:value-type="float" office:value="0.00347">
            <text:p>0.003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470000000000000">
            <text:p>3470000000000000</text:p>
          </table:table-cell>
          <table:table-cell table:style-name="ce1" office:value-type="float" office:value="459000000000000">
            <text:p>459000000000000</text:p>
          </table:table-cell>
        </table:table-row>
        <table:table-row>
          <table:table-cell table:style-name="ce1" office:value-type="float" office:value="0.004203">
            <text:p>0.00420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03000000000000">
            <text:p>4203000000000000</text:p>
          </table:table-cell>
          <table:table-cell table:style-name="ce1" office:value-type="float" office:value="733000000000000">
            <text:p>733000000000000</text:p>
          </table:table-cell>
        </table:table-row>
        <table:table-row>
          <table:table-cell table:style-name="ce1" office:value-type="float" office:value="0.004895">
            <text:p>0.00489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895000000000000">
            <text:p>4895000000000000</text:p>
          </table:table-cell>
          <table:table-cell table:style-name="ce1" office:value-type="float" office:value="692000000000000">
            <text:p>692000000000000</text:p>
          </table:table-cell>
        </table:table-row>
        <table:table-row>
          <table:table-cell table:style-name="ce1" office:value-type="float" office:value="0.00576">
            <text:p>0.0057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760000000000000">
            <text:p>5760000000000000</text:p>
          </table:table-cell>
          <table:table-cell table:style-name="ce1" office:value-type="float" office:value="865000000000000">
            <text:p>865000000000000</text:p>
          </table:table-cell>
        </table:table-row>
        <table:table-row>
          <table:table-cell table:style-name="ce1" office:value-type="float" office:value="0.007059">
            <text:p>0.00705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059000000000000">
            <text:p>7059000000000000</text:p>
          </table:table-cell>
          <table:table-cell table:style-name="ce1" office:value-type="float" office:value="1299000000000000">
            <text:p>1299000000000000</text:p>
          </table:table-cell>
        </table:table-row>
        <table:table-row>
          <table:table-cell table:style-name="ce1" office:value-type="float" office:value="0.007413">
            <text:p>0.00741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413000000000000">
            <text:p>7413000000000000</text:p>
          </table:table-cell>
          <table:table-cell table:style-name="ce1" office:value-type="float" office:value="354000000000000">
            <text:p>354000000000000</text:p>
          </table:table-cell>
        </table:table-row>
        <table:table-row>
          <table:table-cell table:style-name="ce1" office:value-type="float" office:value="0.008443">
            <text:p>0.00844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443000000000000">
            <text:p>8443000000000000</text:p>
          </table:table-cell>
          <table:table-cell table:style-name="ce1" office:value-type="float" office:value="1030000000000000">
            <text:p>1030000000000000</text:p>
          </table:table-cell>
        </table:table-row>
        <table:table-row>
          <table:table-cell table:style-name="ce1" office:value-type="float" office:value="0.008614">
            <text:p>0.0086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614000000000000">
            <text:p>8614000000000000</text:p>
          </table:table-cell>
          <table:table-cell table:style-name="ce1" office:value-type="float" office:value="171000000000000">
            <text:p>171000000000000</text:p>
          </table:table-cell>
        </table:table-row>
        <table:table-row>
          <table:table-cell table:style-name="ce1" office:value-type="float" office:value="0.009362">
            <text:p>0.00936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9362000000000000">
            <text:p>9362000000000000</text:p>
          </table:table-cell>
          <table:table-cell table:style-name="ce1" office:value-type="float" office:value="748000000000000">
            <text:p>748000000000000</text:p>
          </table:table-cell>
        </table:table-row>
        <table:table-row>
          <table:table-cell table:style-name="ce1" office:value-type="float" office:value="0.009974">
            <text:p>0.00997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974000000000000">
            <text:p>9974000000000000</text:p>
          </table:table-cell>
          <table:table-cell table:style-name="ce1" office:value-type="float" office:value="612000000000000">
            <text:p>612000000000000</text:p>
          </table:table-cell>
        </table:table-row>
        <table:table-row>
          <table:table-cell table:style-name="ce1" office:value-type="float" office:value="0.011043">
            <text:p>0.01104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043000000000000">
            <text:p>11043000000000000</text:p>
          </table:table-cell>
          <table:table-cell table:style-name="ce1" office:value-type="float" office:value="1069000000000000">
            <text:p>1069000000000000</text:p>
          </table:table-cell>
        </table:table-row>
        <table:table-row>
          <table:table-cell table:style-name="ce1" office:value-type="float" office:value="0.011198">
            <text:p>0.01119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1198000000000000">
            <text:p>11198000000000000</text:p>
          </table:table-cell>
          <table:table-cell table:style-name="ce1" office:value-type="float" office:value="155000000000000">
            <text:p>155000000000000</text:p>
          </table:table-cell>
        </table:table-row>
        <table:table-row>
          <table:table-cell table:style-name="ce1" office:value-type="float" office:value="0.012148">
            <text:p>0.01214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2148000000000000">
            <text:p>12148000000000000</text:p>
          </table:table-cell>
          <table:table-cell table:style-name="ce1" office:value-type="float" office:value="950000000000000">
            <text:p>950000000000000</text:p>
          </table:table-cell>
        </table:table-row>
        <table:table-row>
          <table:table-cell table:style-name="ce1" office:value-type="float" office:value="0.013004">
            <text:p>0.01300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3004000000000000">
            <text:p>13004000000000000</text:p>
          </table:table-cell>
          <table:table-cell table:style-name="ce1" office:value-type="float" office:value="856000000000000">
            <text:p>856000000000000</text:p>
          </table:table-cell>
        </table:table-row>
        <table:table-row>
          <table:table-cell table:style-name="ce1" office:value-type="float" office:value="0.01435">
            <text:p>0.014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4350000000000000">
            <text:p>14350000000000000</text:p>
          </table:table-cell>
          <table:table-cell table:style-name="ce1" office:value-type="float" office:value="1346000000000000">
            <text:p>1346000000000000</text:p>
          </table:table-cell>
        </table:table-row>
        <table:table-row>
          <table:table-cell table:style-name="ce1" office:value-type="float" office:value="0.015236">
            <text:p>0.01523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5236000000000000">
            <text:p>15236000000000000</text:p>
          </table:table-cell>
          <table:table-cell table:style-name="ce1" office:value-type="float" office:value="886000000000000">
            <text:p>886000000000000</text:p>
          </table:table-cell>
        </table:table-row>
        <table:table-row>
          <table:table-cell table:style-name="ce1" office:value-type="float" office:value="0.015137">
            <text:p>0.01513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5137000000000000">
            <text:p>15137000000000000</text:p>
          </table:table-cell>
          <table:table-cell table:style-name="ce1" office:value-type="float" office:value="-99000000000000">
            <text:p>-99000000000000</text:p>
          </table:table-cell>
        </table:table-row>
        <table:table-row>
          <table:table-cell table:style-name="ce1" office:value-type="float" office:value="0.01645">
            <text:p>0.0164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6450000000000000">
            <text:p>16450000000000000</text:p>
          </table:table-cell>
          <table:table-cell table:style-name="ce1" office:value-type="float" office:value="1313000000000000">
            <text:p>1313000000000000</text:p>
          </table:table-cell>
        </table:table-row>
        <table:table-row>
          <table:table-cell table:style-name="ce1" office:value-type="float" office:value="0.01742">
            <text:p>0.0174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420000000000000">
            <text:p>17420000000000000</text:p>
          </table:table-cell>
          <table:table-cell table:style-name="ce1" office:value-type="float" office:value="970000000000000">
            <text:p>970000000000000</text:p>
          </table:table-cell>
        </table:table-row>
        <table:table-row>
          <table:table-cell table:style-name="ce1" office:value-type="float" office:value="0.018839">
            <text:p>0.01883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8839000000000000">
            <text:p>18839000000000000</text:p>
          </table:table-cell>
          <table:table-cell table:style-name="ce1" office:value-type="float" office:value="1419000000000000">
            <text:p>1419000000000000</text:p>
          </table:table-cell>
        </table:table-row>
        <table:table-row>
          <table:table-cell table:style-name="ce1" office:value-type="float" office:value="0.019014">
            <text:p>0.01901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9014000000000000">
            <text:p>19014000000000000</text:p>
          </table:table-cell>
          <table:table-cell table:style-name="ce1" office:value-type="float" office:value="175000000000000">
            <text:p>175000000000000</text:p>
          </table:table-cell>
        </table:table-row>
        <table:table-row>
          <table:table-cell table:style-name="ce1" office:value-type="float" office:value="0.019985">
            <text:p>0.01998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9985000000000000">
            <text:p>19985000000000000</text:p>
          </table:table-cell>
          <table:table-cell table:style-name="ce1" office:value-type="float" office:value="971000000000000">
            <text:p>971000000000000</text:p>
          </table:table-cell>
        </table:table-row>
        <table:table-row>
          <table:table-cell table:style-name="ce1" office:value-type="float" office:value="0.020839">
            <text:p>0.02083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0839000000000000">
            <text:p>20839000000000000</text:p>
          </table:table-cell>
          <table:table-cell table:style-name="ce1" office:value-type="float" office:value="854000000000000">
            <text:p>854000000000000</text:p>
          </table:table-cell>
        </table:table-row>
        <table:table-row>
          <table:table-cell table:style-name="ce1" office:value-type="float" office:value="0.022191">
            <text:p>0.02219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2191000000000000">
            <text:p>22191000000000000</text:p>
          </table:table-cell>
          <table:table-cell table:style-name="ce1" office:value-type="float" office:value="1352000000000000">
            <text:p>1352000000000000</text:p>
          </table:table-cell>
        </table:table-row>
        <table:table-row>
          <table:table-cell table:style-name="ce1" office:value-type="float" office:value="0.023617">
            <text:p>0.02361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3617000000000000">
            <text:p>23617000000000000</text:p>
          </table:table-cell>
          <table:table-cell table:style-name="ce1" office:value-type="float" office:value="1426000000000000">
            <text:p>1426000000000000</text:p>
          </table:table-cell>
        </table:table-row>
        <table:table-row>
          <table:table-cell table:style-name="ce1" office:value-type="float" office:value="0.024938">
            <text:p>0.02493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4938000000000000">
            <text:p>24938000000000000</text:p>
          </table:table-cell>
          <table:table-cell table:style-name="ce1" office:value-type="float" office:value="1321000000000000">
            <text:p>1321000000000000</text:p>
          </table:table-cell>
        </table:table-row>
        <table:table-row>
          <table:table-cell table:style-name="ce1" office:value-type="float" office:value="0.024907">
            <text:p>0.02490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4907000000000000">
            <text:p>24907000000000000</text:p>
          </table:table-cell>
          <table:table-cell table:style-name="ce1" office:value-type="float" office:value="-31000000000000">
            <text:p>-31000000000000</text:p>
          </table:table-cell>
        </table:table-row>
        <table:table-row>
          <table:table-cell table:style-name="ce1" office:value-type="float" office:value="0.025487">
            <text:p>0.02548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5487000000000000">
            <text:p>25487000000000000</text:p>
          </table:table-cell>
          <table:table-cell table:style-name="ce1" office:value-type="float" office:value="580000000000000">
            <text:p>580000000000000</text:p>
          </table:table-cell>
        </table:table-row>
        <table:table-row>
          <table:table-cell table:style-name="ce1" office:value-type="float" office:value="0.025519">
            <text:p>0.02551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5519000000000000">
            <text:p>25519000000000000</text:p>
          </table:table-cell>
          <table:table-cell table:style-name="ce1" office:value-type="float" office:value="32000000000000">
            <text:p>32000000000000</text:p>
          </table:table-cell>
        </table:table-row>
        <table:table-row>
          <table:table-cell table:style-name="ce1" office:value-type="float" office:value="0.026742">
            <text:p>0.02674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6742000000000000">
            <text:p>26742000000000000</text:p>
          </table:table-cell>
          <table:table-cell table:style-name="ce1" office:value-type="float" office:value="1223000000000000">
            <text:p>1223000000000000</text:p>
          </table:table-cell>
        </table:table-row>
        <table:table-row>
          <table:table-cell table:style-name="ce1" office:value-type="float" office:value="0.027273">
            <text:p>0.02727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7273000000000000">
            <text:p>27273000000000000</text:p>
          </table:table-cell>
          <table:table-cell table:style-name="ce1" office:value-type="float" office:value="531000000000000">
            <text:p>531000000000000</text:p>
          </table:table-cell>
        </table:table-row>
        <table:table-row>
          <table:table-cell table:style-name="ce1" office:value-type="float" office:value="0.027882">
            <text:p>0.02788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7882000000000000">
            <text:p>27882000000000000</text:p>
          </table:table-cell>
          <table:table-cell table:style-name="ce1" office:value-type="float" office:value="609000000000000">
            <text:p>609000000000000</text:p>
          </table:table-cell>
        </table:table-row>
        <table:table-row>
          <table:table-cell table:style-name="ce1" office:value-type="float" office:value="0.029003">
            <text:p>0.02900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9003000000000000">
            <text:p>29003000000000000</text:p>
          </table:table-cell>
          <table:table-cell table:style-name="ce1" office:value-type="float" office:value="1121000000000000">
            <text:p>1121000000000000</text:p>
          </table:table-cell>
        </table:table-row>
        <table:table-row>
          <table:table-cell table:style-name="ce1" office:value-type="float" office:value="0.029542">
            <text:p>0.02954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9542000000000000">
            <text:p>29542000000000000</text:p>
          </table:table-cell>
          <table:table-cell table:style-name="ce1" office:value-type="float" office:value="539000000000000">
            <text:p>539000000000000</text:p>
          </table:table-cell>
        </table:table-row>
        <table:table-row>
          <table:table-cell table:style-name="ce1" office:value-type="float" office:value="0.030349">
            <text:p>0.03034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0349000000000000">
            <text:p>30349000000000000</text:p>
          </table:table-cell>
          <table:table-cell table:style-name="ce1" office:value-type="float" office:value="807000000000000">
            <text:p>807000000000000</text:p>
          </table:table-cell>
        </table:table-row>
      </table:table>
      <table:table table:name="'file:///home/woooky/krypto/g2-archiary/setting/Ar-setting2.ods'#records" table:print="false" table:style-name="ta_extref">
        <table:table-source xlink:type="simple" xlink:href="../../../../setting/Ar-setting2.ods" table:table-name="records" table:filter-name="calc8" table:mode="copy-results-only"/>
        <table:table-column table:number-columns-repeated="4"/>
        <table:table-row>
          <table:table-cell table:number-columns-repeated="4"/>
        </table:table-row>
        <table:table-row>
          <table:table-cell table:style-name="ce1" office:value-type="string">
            <text:p>play1.png</text:p>
          </table:table-cell>
          <table:table-cell table:style-name="ce1" office:value-type="string">
            <text:p>KlimánekLukáš Kryptoměny – pohled 16letého kluka na kryptoměny formou prezentace pro své spolužáky #mp4 #cz #personal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https://mega.nz/file/6SRBgBRT#ZB0iawGPfOv_</text:p>
          </table:table-cell>
        </table:table-row>
        <table:table-row>
          <table:table-cell table:style-name="ce1" office:value-type="string">
            <text:p>pdf1.png</text:p>
          </table:table-cell>
          <table:table-cell table:style-name="ce1" office:value-type="string">
            <text:p>$5264, duration in 12 days, TD-trade202507-LEAug2025, bad output.pdf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ttps://mega.nz/file/SOQiGYDJ#ChN5OIGyVcWJ</text:p>
          </table:table-cell>
        </table:table-row>
        <table:table-row>
          <table:table-cell table:style-name="ce1" office:value-type="string">
            <text:p>pdf2.png</text:p>
          </table:table-cell>
          <table:table-cell table:style-name="ce1" office:value-type="string">
            <text:p>$5566, duration in 4 days, TD trade202507 NQSep2025, good output.pd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ttps://mega.nz/file/ybhgjQBI#GZlRD_9q9b-E</text:p>
          </table:table-cell>
        </table:table-row>
        <table:table-row>
          <table:table-cell table:style-name="ce1" office:value-type="string">
            <text:p>books1.png</text:p>
          </table:table-cell>
          <table:table-cell table:style-name="ce1" office:value-type="string">
            <text:p>$open, duration in 19 years, TD STOCK CEZ Prague situation 202507, analysis, reflection, future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ttps://mega.nz/file/fbIVgBwT#LkVPks3a01h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  <style:map style:condition="value()&gt;=0" style:apply-style-name="N136P0"/>
    </number:currency-style>
    <number:number-style style:name="N137">
      <number:number number:decimal-places="18" number:min-decimal-places="18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9">
      <number:number number:decimal-places="19" number:min-decimal-places="19" number:min-integer-digits="1"/>
    </number:number-style>
    <number:number-style style:name="N140">
      <number:number number:decimal-places="19" number:min-decimal-places="19" number:min-integer-digits="3"/>
    </number:number-style>
    <number:number-style style:name="N141">
      <number:number number:decimal-places="19" number:min-decimal-places="19" number:min-integer-digits="0"/>
    </number:number-style>
    <number:number-style style:name="N142">
      <number:number number:decimal-places="11" number:min-decimal-places="11" number:min-integer-digits="1" number:grouping="true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7"/>
    </number:number-style>
    <number:number-style style:name="N145">
      <number:number number:decimal-places="0" number:min-decimal-places="0" number:min-integer-digits="9"/>
    </number:number-style>
    <number:number-style style:name="N146">
      <number:number number:decimal-places="9" number:min-decimal-places="9" number:min-integer-digits="1"/>
    </number:number-style>
    <number:number-style style:name="N147">
      <number:number number:decimal-places="1" number:min-decimal-places="1" number:min-integer-digits="1"/>
    </number:number-style>
    <number:number-style style:name="N148">
      <number:number number:decimal-places="18" number:min-decimal-places="18" number:min-integer-digits="0"/>
    </number:number-style>
    <number:number-style style:name="N149">
      <number:number number:decimal-places="3" number:min-decimal-places="3" number:min-integer-digits="1"/>
    </number:number-style>
    <number:number-style style:name="N150">
      <number:number number:decimal-places="12" number:min-decimal-places="12" number:min-integer-digits="3"/>
    </number:number-style>
    <number:number-style style:name="N151">
      <number:number number:decimal-places="0" number:min-decimal-places="0" number:min-integer-digits="0"/>
    </number:number-style>
    <number:number-style style:name="N152">
      <number:number number:decimal-places="12" number:min-decimal-places="12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0" number:min-decimal-places="0" number:min-integer-digits="20"/>
    </number:number-style>
    <number:number-style style:name="N155">
      <number:number number:decimal-places="0" number:min-decimal-places="0" number:min-integer-digits="3"/>
    </number:number-style>
    <number:number-style style:name="N156">
      <number:number number:decimal-places="12" number:min-decimal-places="12" number:min-integer-digits="3" number:grouping="true"/>
    </number:number-style>
    <number:number-style style:name="N157">
      <number:number number:decimal-places="12" number:min-decimal-places="12" number:min-integer-digits="0" number:grouping="true"/>
    </number:number-style>
    <number:number-style style:name="N158">
      <number:number number:decimal-places="0" number:min-decimal-places="0" number:min-integer-digits="3" number:grouping="true"/>
    </number:number-style>
    <number:number-style style:name="N10129" number:language="en" number:country="US" loext:transliteration-spellout="CZK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CZK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CZK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CZK" number:transliteration-language="en" number:transliteration-country="US">
      <number:number number:decimal-places="2" number:min-decimal-places="2" number:min-integer-digits="1"/>
    </number:number-style>
    <number:number-style style:name="N10133" number:language="en" number:country="US">
      <number:number number:decimal-places="12" number:min-decimal-places="12" number:min-integer-digits="3"/>
    </number:number-style>
    <number:number-style style:name="N10134" number:language="en" number:country="US">
      <number:number number:decimal-places="15" number:min-decimal-places="15" number:min-integer-digits="3"/>
    </number:number-style>
    <number:number-style style:name="N10135" number:language="en" number:country="US">
      <number:number number:decimal-places="18" number:min-decimal-places="18" number:min-integer-digits="3"/>
    </number:number-style>
    <number:number-style style:name="N10136" number:language="en" number:country="US">
      <number:number number:decimal-places="0" number:min-decimal-places="0" number:min-integer-digits="0"/>
    </number:number-style>
    <number:number-style style:name="N10137" number:language="en" number:country="US">
      <number:number number:decimal-places="0" number:min-decimal-places="0" number:min-integer-digits="20"/>
    </number:number-style>
    <number:number-style style:name="N10138" number:language="en" number:country="US">
      <number:number number:decimal-places="0" number:min-decimal-places="0" number:min-integer-digits="2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4:50:31.758885356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9:16:04.268764829</meta:creation-date>
    <dc:date>2025-08-06T15:05:40.628647567</dc:date>
    <meta:editing-duration>PT8H57M22S</meta:editing-duration>
    <meta:editing-cycles>58</meta:editing-cycles>
    <meta:generator>LibreOffice/24.2.7.2$Linux_X86_64 LibreOffice_project/420$Build-2</meta:generator>
    <meta:document-statistic meta:table-count="1" meta:cell-count="20" meta:object-count="0"/>
  </office:meta>
</office:document-meta>
</file>